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2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transparent"/>
    </style:style>
    <style:style style:name="ce26" style:family="table-cell" style:parent-style-name="Default" style:data-style-name="N114"/>
    <style:style style:name="ce32" style:family="table-cell" style:parent-style-name="Default" style:data-style-name="N114">
      <style:table-cell-properties fo:background-color="transparent"/>
    </style:style>
    <style:style style:name="ce28" style:family="table-cell" style:parent-style-name="Default" style:data-style-name="N115"/>
    <style:style style:name="ce34" style:family="table-cell" style:parent-style-name="Default" style:data-style-name="N115">
      <style:table-cell-properties fo:background-color="transparent"/>
    </style:style>
    <style:style style:name="ce35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2">
      <style:table-cell-properties fo:background-color="#dddddd"/>
    </style:style>
    <style:style style:name="ce37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VOUT</text:p>
          </table:table-cell>
          <table:table-cell table:style-name="ce8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7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7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7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7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7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7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7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7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7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20" office:value-type="string" calcext:value-type="string">
            <text:p>R6</text:p>
          </table:table-cell>
          <table:table-cell table:style-name="ce8" office:value-type="string" calcext:value-type="string">
            <text:p>R3 (SW1)</text:p>
          </table:table-cell>
          <table:table-cell table:style-name="ce20" office:value-type="string" calcext:value-type="string">
            <text:p>R4 (SW2)</text:p>
          </table:table-cell>
          <table:table-cell table:style-name="ce20" office:value-type="string" calcext:value-type="string">
            <text:p>R5 (SW3)</text:p>
          </table:table-cell>
          <table:table-cell table:style-name="ce20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3" calcext:value-type="float">
            <text:p>3,00</text:p>
          </table:table-cell>
          <table:table-cell table:style-name="ce7" table:number-columns-repeated="1017"/>
        </table:table-row>
        <table:table-row table:style-name="ro1">
          <table:table-cell/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7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7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7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7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7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7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7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7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7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7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7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7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7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7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7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7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05" calcext:value-type="percentage">
            <text:p>5 %</text:p>
          </table:table-cell>
          <table:table-cell table:style-name="ce21" office:value-type="percentage" office:value="0.07" calcext:value-type="percentage">
            <text:p>7 %</text:p>
          </table:table-cell>
          <table:table-cell table:style-name="ce21" office:value-type="percentage" office:value="0.1" calcext:value-type="percentage">
            <text:p>1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5.58545454545455" calcext:value-type="float">
            <text:p>5,59</text:p>
          </table:table-cell>
          <table:table-cell table:formula="of:=10^6*([.B$2]-[.A6])*[.A6]/([.C$2]*[.B$2]*[.A$2]*[.C$5])" office:value-type="float" office:value="3.98961038961039" calcext:value-type="float">
            <text:p>3,99</text:p>
          </table:table-cell>
          <table:table-cell table:formula="of:=10^6*([.B$2]-[.A6])*[.A6]/([.C$2]*[.B$2]*[.A$2]*[.D$5])" office:value-type="float" office:value="2.79272727272727" calcext:value-type="float">
            <text:p>2,7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5.97333333333333" calcext:value-type="float">
            <text:p>5,97</text:p>
          </table:table-cell>
          <table:table-cell table:formula="of:=10^6*([.B$2]-[.A7])*[.A7]/([.C$2]*[.B$2]*[.A$2]*[.C$5])" office:value-type="float" office:value="4.26666666666667" calcext:value-type="float">
            <text:p>4,27</text:p>
          </table:table-cell>
          <table:table-cell table:formula="of:=10^6*([.B$2]-[.A7])*[.A7]/([.C$2]*[.B$2]*[.A$2]*[.D$5])" office:value-type="float" office:value="2.98666666666667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5.27515151515152" calcext:value-type="float">
            <text:p>5,28</text:p>
          </table:table-cell>
          <table:table-cell table:formula="of:=10^6*([.B$2]-[.A8])*[.A8]/([.C$2]*[.B$2]*[.A$2]*[.C$5])" office:value-type="float" office:value="3.76796536796537" calcext:value-type="float">
            <text:p>3,77</text:p>
          </table:table-cell>
          <table:table-cell table:formula="of:=10^6*([.B$2]-[.A8])*[.A8]/([.C$2]*[.B$2]*[.A$2]*[.D$5])" office:value-type="float" office:value="2.63757575757576" calcext:value-type="float">
            <text:p>2,64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)" office:value-type="float" office:value="1.97818181818182" calcext:value-type="float">
            <text:p>1,98</text:p>
          </table:table-cell>
          <table:table-cell table:style-name="ce22"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)" office:value-type="float" office:value="2.18181818181818" calcext:value-type="float">
            <text:p>2,18</text:p>
          </table:table-cell>
          <table:table-cell table:style-name="ce22"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)" office:value-type="float" office:value="2.26909090909091" calcext:value-type="float">
            <text:p>2,27</text:p>
          </table:table-cell>
          <table:table-cell table:style-name="ce22"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)" office:value-type="float" office:value="2.24" calcext:value-type="float">
            <text:p>2,24</text:p>
          </table:table-cell>
          <table:table-cell table:style-name="ce22"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)" office:value-type="float" office:value="2.09454545454545" calcext:value-type="float">
            <text:p>2,09</text:p>
          </table:table-cell>
          <table:table-cell table:style-name="ce22"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16377" table:default-cell-style-name="Default"/>
        <table:table-row table:style-name="ro1">
          <table:table-cell table:style-name="ce11" office:value-type="string" calcext:value-type="string">
            <text:p>L (µH)</text:p>
          </table:table-cell>
          <table:table-cell table:style-name="ce11" office:value-type="string" calcext:value-type="string">
            <text:p><text:s/>Cout (mF)</text:p>
          </table:table-cell>
          <table:table-cell table:style-name="ce11" office:value-type="string" calcext:value-type="string">
            <text:p>Fsw (kHz)</text:p>
          </table:table-cell>
          <table:table-cell table:style-name="ce11" office:value-type="string" calcext:value-type="string">
            <text:p>Flc</text:p>
          </table:table-cell>
          <table:table-cell table:style-name="ce11" office:value-type="string" calcext:value-type="string">
            <text:p>Rf (Ohm)</text:p>
          </table:table-cell>
          <table:table-cell table:style-name="ce12" office:value-type="string" calcext:value-type="string">
            <text:p>Cf(nF)</text:p>
          </table:table-cell>
          <table:table-cell table:style-name="ce10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50.329212104487" calcext:value-type="float">
            <text:p>50,33</text:p>
          </table:table-cell>
          <table:table-cell table:style-name="ce7" office:value-type="float" office:value="15000" calcext:value-type="float">
            <text:p>15000,00</text:p>
          </table:table-cell>
          <table:table-cell table:formula="of:=10^9/(2*PI()*[.E2]*[.D2])" office:value-type="float" office:value="210.818510677892" calcext:value-type="float">
            <text:p>210,82</text:p>
          </table:table-cell>
          <table:table-cell table:formula="of:=10^12/(2*PI()*[.E2]*[.C2]*10^3)" office:value-type="float" office:value="38.5830165071261" calcext:value-type="float">
            <text:p>39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26"/>
          <table:table-cell table:style-name="ce28"/>
          <table:table-cell table:style-name="ce9"/>
          <table:table-cell table:number-columns-repeated="16380"/>
        </table:table-row>
        <table:table-row table:style-name="ro1">
          <table:table-cell table:style-name="ce24"/>
          <table:table-cell table:style-name="ce32"/>
          <table:table-cell table:style-name="ce34"/>
          <table:table-cell table:style-name="ce35"/>
          <table:table-cell table:style-name="ce24"/>
          <table:table-cell table:style-name="ce37"/>
          <table:table-cell table:style-name="ce35"/>
          <table:table-cell table:style-name="ce24" table:number-columns-repeated="16377"/>
        </table:table-row>
        <table:table-row table:style-name="ro1" table:number-rows-repeated="7">
          <table:table-cell/>
          <table:table-cell table:style-name="ce26"/>
          <table:table-cell table:style-name="ce28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01T13:33:01.962800561</dc:date>
    <meta:editing-duration>PT14H28M33S</meta:editing-duration>
    <meta:editing-cycles>111</meta:editing-cycles>
    <meta:generator>LibreOffice/7.5.1.2$Linux_X86_64 LibreOffice_project/fcbaee479e84c6cd81291587d2ee68cba099e129</meta:generator>
    <meta:document-statistic meta:table-count="3" meta:cell-count="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µH</text:p>
                <draw:g>
                  <svg:desc>Inductor.D11:Inductor.D11</svg:desc>
                </draw:g>
              </table:table-cell>
              <table:table-cell office:value-type="string">
                <text:p>2,2µH</text:p>
                <draw:g>
                  <svg:desc>Inductor.E11:Inductor.E11</svg:desc>
                </draw:g>
              </table:table-cell>
              <table:table-cell office:value-type="string">
                <text:p>2,5µH</text:p>
                <draw:g>
                  <svg:desc>Inductor.F11:Inductor.F11</svg:desc>
                </draw:g>
              </table:table-cell>
              <table:table-cell office:value-type="string">
                <text:p>3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97818181818182">
                <text:p>1.97818181818182</text:p>
                <draw:g>
                  <svg:desc>Inductor.D12:Inductor.D16</svg:desc>
                </draw:g>
              </table:table-cell>
              <table:table-cell office:value-type="float" office:value="1.79834710743802">
                <text:p>1.79834710743802</text:p>
                <draw:g>
                  <svg:desc>Inductor.E12:Inductor.E16</svg:desc>
                </draw:g>
              </table:table-cell>
              <table:table-cell office:value-type="float" office:value="1.58254545454545">
                <text:p>1.58254545454545</text:p>
                <draw:g>
                  <svg:desc>Inductor.F12:Inductor.F16</svg:desc>
                </draw:g>
              </table:table-cell>
              <table:table-cell office:value-type="float" office:value="1.31878787878788">
                <text:p>1.31878787878788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26909090909091">
                <text:p>2.26909090909091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24">
                <text:p>2.24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2.09454545454545">
                <text:p>2.09454545454545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